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18.53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03cm" fo:min-width="2.0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15.692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svg:stroke-color="#ff0000" draw:fill="none" draw:textarea-vertical-align="middle"/>
    </style:style>
    <style:style style:name="gr6" style:family="graphic" style:parent-style-name="objectwithoutfill">
      <style:graphic-properties svg:stroke-color="#ff0000" draw:marker-end="Arrowheads_20_3" draw:marker-end-width="0.3cm" draw:fill="none" draw:textarea-vertical-align="middle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 fo:min-height="0.703cm" fo:min-width="1.723cm"/>
      <style:paragraph-properties style:writing-mode="lr-tb"/>
    </style:style>
    <style:style style:name="gr8" style:family="graphic" style:parent-style-name="objectwithoutfill">
      <style:graphic-properties svg:stroke-color="#ff0000" draw:marker-end="Arrowheads_20_4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703cm" fo:min-width="4.34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03cm" fo:min-width="2.945cm"/>
      <style:paragraph-properties style:writing-mode="lr-tb"/>
    </style:style>
    <style:style style:name="gr11" style:family="graphic" style:parent-style-name="objectwithoutfill">
      <style:graphic-properties draw:marker-end="Arrowheads_20_5" draw:marker-end-width="0.3cm" draw:fill="none" draw:textarea-vertical-align="middle"/>
    </style:style>
    <style:style style:name="gr12" style:family="graphic" style:parent-style-name="objectwithoutfill">
      <style:graphic-properties svg:stroke-color="#ff0000" draw:marker-end="Arrowheads_20_6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0000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12pt" style:font-size-asian="12pt"/>
    </style:style>
    <style:style style:name="P5" style:family="paragraph">
      <style:paragraph-properties fo:text-align="center" style:writing-mode="lr-tb"/>
      <style:text-properties fo:font-size="18pt" style:font-size-asian="18pt"/>
    </style:style>
    <style:style style:name="T1" style:family="text">
      <style:text-properties fo:font-size="12pt" style:font-size-asian="12pt"/>
    </style:style>
    <style:style style:name="T2" style:family="text">
      <style:text-properties fo:font-size="18pt"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038cm" svg:height="1.27cm" svg:x="0.962cm" svg:y="17.22cm">
          <text:p text:style-name="P1">node shift = 0 offset =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0.962cm" svg:y="18.507cm">
          <text:p text:style-name="P1">Entry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3.262cm" svg:y="18.507cm">
          <text:p text:style-name="P1">Entry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5.662cm" svg:y="18.507cm">
          <text:p text:style-name="P1">Entry 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8.062cm" svg:y="18.507cm">
          <text:p text:style-name="P1">Entry 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0.362cm" svg:y="18.507cm">
          <text:p text:style-name="P1">Entry 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2.662cm" svg:y="18.507cm">
          <text:p text:style-name="P1">Entry 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5.062cm" svg:y="18.507cm">
          <text:p text:style-name="P1">Entry 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7.462cm" svg:y="18.50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192cm" svg:height="1.27cm" svg:x="2.27cm" svg:y="6.397cm">
          <text:p text:style-name="P1">page_cache_delete_batch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207cm" svg:y1="7.667cm" svg:x2="10.207cm" svg:y2="8.62cm">
          <text:p/>
        </draw:line>
        <draw:line draw:style-name="gr5" draw:text-style-name="P2" draw:layer="layout" svg:x1="9.572cm" svg:y1="19.442cm" svg:x2="9.572cm" svg:y2="22.59cm">
          <text:p/>
        </draw:line>
        <draw:line draw:style-name="gr5" draw:text-style-name="P2" draw:layer="layout" svg:x1="9.572cm" svg:y1="22.59cm" svg:x2="2.905cm" svg:y2="22.59cm">
          <text:p/>
        </draw:line>
        <draw:line draw:style-name="gr6" draw:text-style-name="P2" draw:layer="layout" svg:x1="2.905cm" svg:y1="22.59cm" svg:x2="2.905cm" svg:y2="19.415cm">
          <text:p/>
        </draw:line>
        <draw:custom-shape draw:style-name="gr7" draw:text-style-name="P3" draw:layer="layout" svg:width="2.223cm" svg:height="0.953cm" svg:x="10.627cm" svg:y="22.617cm">
          <text:p text:style-name="P1">folio 1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1.58cm" svg:y1="22.617cm" svg:x2="11.58cm" svg:y2="19.442cm">
          <text:p/>
        </draw:line>
        <draw:line draw:style-name="gr5" draw:text-style-name="P2" draw:layer="layout" svg:x1="5.172cm" svg:y1="19.442cm" svg:x2="5.172cm" svg:y2="21.982cm">
          <text:p/>
        </draw:line>
        <draw:line draw:style-name="gr5" draw:text-style-name="P2" draw:layer="layout" svg:x1="5.172cm" svg:y1="21.982cm" svg:x2="2.632cm" svg:y2="21.982cm">
          <text:p/>
        </draw:line>
        <draw:line draw:style-name="gr6" draw:text-style-name="P2" draw:layer="layout" svg:x1="2.615cm" svg:y1="21.982cm" svg:x2="2.615cm" svg:y2="19.442cm">
          <text:p/>
        </draw:line>
        <draw:custom-shape draw:style-name="gr7" draw:text-style-name="P3" draw:layer="layout" svg:width="2.223cm" svg:height="0.953cm" svg:x="0.727cm" svg:y="22.617cm">
          <text:p text:style-name="P1">folio 0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.68cm" svg:y1="22.617cm" svg:x2="1.68cm" svg:y2="19.442cm">
          <text:p/>
        </draw:line>
        <draw:custom-shape draw:style-name="gr1" draw:text-style-name="P4" draw:layer="layout" svg:width="19.038cm" svg:height="1.27cm" svg:x="0.962cm" svg:y="8.72cm">
          <text:p text:style-name="P4"><text:span text:style-name="T1">Head shift </text:span><text:span text:style-name="T1">= 12 <text:s/>offset </text:span><text:span text:style-name="T1">= 0 (index </text:span><text:span text:style-name="T1">&gt;&gt; node-</text:span><text:span text:style-name="T1">&gt;shift) &amp; </text:span><text:span text:style-name="T1">XA_CHU</text:span><text:span text:style-name="T1">NK_MAS</text:span><text:span text:style-name="T1">K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0.962cm" svg:y="10.007cm">
          <text:p text:style-name="P1">Entry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3.262cm" svg:y="10.007cm">
          <text:p text:style-name="P1">Entry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5.662cm" svg:y="10.007cm">
          <text:p text:style-name="P1">Entry 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8.062cm" svg:y="10.007cm">
          <text:p text:style-name="P1">Entry 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0.362cm" svg:y="10.007cm">
          <text:p text:style-name="P1">Entry 4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848cm" svg:height="0.953cm" svg:x="12.662cm" svg:y="10.00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445cm" svg:height="0.953cm" svg:x="16.557cm" svg:y="10.007cm">
          <text:p text:style-name="P1">Entry 63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2.552cm" svg:y1="10.942cm" svg:x2="9.537cm" svg:y2="12.847cm">
          <text:p/>
        </draw:line>
        <draw:custom-shape draw:style-name="gr1" draw:text-style-name="P5" draw:layer="layout" svg:width="19.038cm" svg:height="1.27cm" svg:x="0.962cm" svg:y="12.953cm">
          <text:p text:style-name="P5"><text:span text:style-name="T2">node shift = 6 <text:s/>offset = 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0.962cm" svg:y="14.24cm">
          <text:p text:style-name="P1">Entry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3.262cm" svg:y="14.24cm">
          <text:p text:style-name="P1">Entry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5.662cm" svg:y="14.24cm">
          <text:p text:style-name="P1">Entry 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8.062cm" svg:y="14.24cm">
          <text:p text:style-name="P1">Entry 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0.362cm" svg:y="14.24cm">
          <text:p text:style-name="P1">Entry 4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848cm" svg:height="0.953cm" svg:x="12.662cm" svg:y="14.24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445cm" svg:height="0.953cm" svg:x="16.557cm" svg:y="14.24cm">
          <text:p text:style-name="P1">Entry 63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2.252cm" svg:y1="15.175cm" svg:x2="9.237cm" svg:y2="17.08cm">
          <text:p/>
        </draw:line>
        <draw:line draw:style-name="gr5" draw:text-style-name="P2" draw:layer="layout" svg:x1="6.815cm" svg:y1="19.48cm" svg:x2="6.815cm" svg:y2="21.385cm">
          <text:p/>
        </draw:line>
        <draw:line draw:style-name="gr5" draw:text-style-name="P2" draw:layer="layout" svg:x1="6.815cm" svg:y1="21.437cm" svg:x2="2.052cm" svg:y2="21.437cm">
          <text:p/>
        </draw:line>
        <draw:line draw:style-name="gr12" draw:text-style-name="P2" draw:layer="layout" svg:x1="2.052cm" svg:y1="21.42cm" svg:x2="2.052cm" svg:y2="19.515cm">
          <text:p/>
        </draw:line>
        <draw:line draw:style-name="gr5" draw:text-style-name="P2" draw:layer="layout" svg:x1="16.941cm" svg:y1="19.481cm" svg:x2="16.941cm" svg:y2="21.386cm">
          <text:p/>
        </draw:line>
        <draw:line draw:style-name="gr5" draw:text-style-name="P2" draw:layer="layout" svg:x1="16.941cm" svg:y1="21.438cm" svg:x2="12.178cm" svg:y2="21.438cm">
          <text:p/>
        </draw:line>
        <draw:line draw:style-name="gr12" draw:text-style-name="P2" draw:layer="layout" svg:x1="12.178cm" svg:y1="21.421cm" svg:x2="12.178cm" svg:y2="19.516cm">
          <text:p/>
        </draw:line>
        <draw:custom-shape draw:style-name="gr2" draw:text-style-name="P1" draw:layer="layout" svg:width="2.54cm" svg:height="0.953cm" svg:x="12.588cm" svg:y="18.507cm">
          <text:p text:style-name="P1">Entry 1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4.498cm" svg:y1="19.442cm" svg:x2="14.498cm" svg:y2="21.982cm">
          <text:p/>
        </draw:line>
        <draw:line draw:style-name="gr5" draw:text-style-name="P2" draw:layer="layout" svg:x1="14.498cm" svg:y1="21.982cm" svg:x2="11.958cm" svg:y2="21.982cm">
          <text:p/>
        </draw:line>
        <draw:line draw:style-name="gr6" draw:text-style-name="P2" draw:layer="layout" svg:x1="11.941cm" svg:y1="21.982cm" svg:x2="11.941cm" svg:y2="19.442cm">
          <text:p/>
        </draw:line>
        <draw:line draw:style-name="gr5" draw:text-style-name="P2" draw:layer="layout" svg:x1="19.098cm" svg:y1="19.443cm" svg:x2="19.098cm" svg:y2="22.591cm">
          <text:p/>
        </draw:line>
        <draw:line draw:style-name="gr5" draw:text-style-name="P2" draw:layer="layout" svg:x1="19.098cm" svg:y1="22.591cm" svg:x2="12.431cm" svg:y2="22.591cm">
          <text:p/>
        </draw:line>
        <draw:line draw:style-name="gr6" draw:text-style-name="P2" draw:layer="layout" svg:x1="12.431cm" svg:y1="22.591cm" svg:x2="12.431cm" svg:y2="19.41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09:19:48.310951644</meta:creation-date>
    <dc:date>2024-04-19T10:00:39.623149917</dc:date>
    <meta:editing-duration>PT41M48S</meta:editing-duration>
    <meta:editing-cycles>7</meta:editing-cycles>
    <meta:generator>LibreOffice/7.3.7.2$Linux_X86_64 LibreOffice_project/30$Build-2</meta:generator>
    <meta:document-statistic meta:object-count="52"/>
  </office:meta>
</office:document-meta>
</file>